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ListParagraph" style:list-style-name="LFO3" style:family="paragraph">
      <style:paragraph-properties fo:line-height="105%"/>
      <style:text-properties fo:hyphenate="false"/>
    </style:style>
    <style:style style:name="P11" style:parent-style-name="ListParagraph" style:list-style-name="LFO3" style:family="paragraph">
      <style:paragraph-properties fo:line-height="105%"/>
      <style:text-properties fo:hyphenate="false"/>
    </style:style>
    <style:style style:name="P12" style:parent-style-name="ListParagraph" style:list-style-name="LFO3" style:family="paragraph">
      <style:paragraph-properties fo:line-height="105%"/>
      <style:text-properties fo:hyphenate="false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paragraph-properties fo:line-height="105%"/>
      <style:text-properties fo:hyphenate="false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</office:automatic-styles>
  <office:body>
    <office:text text:use-soft-page-breaks="true">
      <text:p text:style-name="P1">OVERVIEW</text:p>
      <text:p text:style-name="Normal">BigMart Sales<text:s/>Analysis.<text:s/>This<text:s/>analysis<text:s/>will<text:s/>empower<text:s/>BigMart<text:s/>Sales<text:s/>to strategically tailor product modifications and marketing efforts by understanding customer preferences and optimizing resources based on outlet types and sales trends.<text:s/>with insights into diverse factors such as outlet size, location, and establishment year,<text:s/>BigMart<text:s/>can make informed decisions to enhance customer engagement and maximize the impact of their retail strategies.</text:p>
      <text:p text:style-name="P2">Questions to answer</text:p>
      <text:list text:style-name="LFO1" text:continue-numbering="true">
        <text:list-item>
          <text:p text:style-name="P3">KPI'S</text:p>
        </text:list-item>
        <text:list-item>
          <text:p text:style-name="P4">Item by Fat Content</text:p>
        </text:list-item>
        <text:list-item>
          <text:p text:style-name="P5">Outlet Size</text:p>
        </text:list-item>
        <text:list-item>
          <text:p text:style-name="P6">Outlet Location Type</text:p>
        </text:list-item>
        <text:list-item>
          <text:p text:style-name="P7">Outlet Establishment</text:p>
        </text:list-item>
        <text:list-item>
          <text:p text:style-name="P8">Item Type</text:p>
        </text:list-item>
        <text:list-item>
          <text:p text:style-name="P9">Outlet Performance</text:p>
        </text:list-item>
      </text:list>
      <text:p text:style-name="Normal">TECHNICAL TOOLS:</text:p>
      <text:list text:style-name="LFO3" text:continue-numbering="true">
        <text:list-item>
          <text:p text:style-name="P10">Power Query: for cleaning data, ensuring data quality and consistency.</text:p>
        </text:list-item>
        <text:list-item>
          <text:p text:style-name="P11">Power BI: Data Visualization and DAX Formular Calculation.</text:p>
        </text:list-item>
        <text:list-item>
          <text:p text:style-name="P12">SQL: Analysis</text:p>
        </text:list-item>
      </text:list>
      <text:p text:style-name="P13">DATA COLLECTION<text:s/>AND PREPARATION</text:p>
      <text:p text:style-name="Normal">Data Collection: Data set used in this analysis was sourced from Kaggle,<text:s/>Data Cleaning using Power<text:s/>query<text:s/>The data was cleaned and processed for use in Power<text:s/>query<text:s/>through the following steps:</text:p>
      <text:p text:style-name="P14">Preparation: Preprocessing involved checking data types, handling missing values, removing duplicates and standardizing formats. This ensured the dataset was accurate, consistent and ready for analysis, aligning with the project goals.<text:s/></text:p>
      <text:p text:style-name="P15">ANALYSIS</text:p>
      <text:p text:style-name="P16">FAT CONTENT ANALYSIS</text:p>
      <text:p text:style-name="Normal">Finding: Items with low fat content showed a 63% higher sales growth compared to high-fat items. Recommendation: Focus on promoting low-fat items through targeted marketing campaigns and bundling strategies.</text:p>
      <text:p text:style-name="P17">OUTLET SIZE</text:p>
      <text:p text:style-name="Normal">Finding: Medium outlets had 42% more sales volume but higher operational costs. Recommendation: Optimize inventory in medium outlets to capitalize on their scale while exploring cost-reduction strategies.</text:p>
      <text:p text:style-name="P18">LOCATION TYPE</text:p>
      <text:soft-page-break/>
      <text:p text:style-name="Normal">Finding: Tier 3 outlets outperformed tier 2 and tier 1 ones, particularly in health products. Recommendation: Develop location-specific marketing strategies that leverage tier health trends and lifestyle products.</text:p>
      <text:p text:style-name="P19">ESTABLISHMENT YEAR</text:p>
      <text:p text:style-name="Normal">Finding: Newer outlets had lower<text:s/>in almost all the year’s most especially sales extremely low in 1998,<text:s/>customer retention rates compared to<text:s/>first<text:s/>established<text:s/>year.<text:s/></text:p>
      <text:p text:style-name="P20">ITEM TYPE PERFORMANCE</text:p>
      <text:p text:style-name="Normal">Finding: Fruits and Vegetables products had the highest customer satisfaction ratings, while snacks had higher return rates.<text:s/></text:p>
      <text:p text:style-name="Normal">Recommendation: Increase marketing efforts for fruits and vegetable, and snacks products items while investigating quality control issues with snacks.</text:p>
      <text:p text:style-name="P21">OUTLET PERFORMANCE EVALUATION</text:p>
      <text:p text:style-name="Normal">Finding: Top-performing outlets had consistent customer feedback and higher sales volumes. Recommendation: Use best practices from top-performing outlets to enhance training and operational protocols in underperforming ones.</text:p>
      <text:p text:style-name="P22">CONCLUSION</text:p>
      <text:p text:style-name="Normal">The analysis reveals significant correlations between item characteristics, outlet attributes, and overall performance in<text:s/>BigMart Sales. By understanding these relationships,<text:s/>sales<text:s/>can make informed decisions to enhance sales and customer satisfaction. Implementing the recommendations provided can lead to improved operational efficiency, targeted marketing strategies, and ultimately, increased profitability.</text:p>
      <text:p text:style-name="P23">RECOMMENDATIONS</text:p>
      <text:p text:style-name="Normal">To enhance e-commerce performance, it is crucial to promote low-fat items</text:p>
      <text:p text:style-name="Normal">Capitalizing on the growing fruits and vegetables trend among consumers.<text:s/></text:p>
      <text:p text:style-name="Normal">Optimizing inventory management in larger outlets will help maximize sales while controlling operational costs.<text:s/></text:p>
      <text:p text:style-name="Normal">Tailoring marketing strategies based on outlet location type will further refine customer engagement, particularly in tiers 3 areas where fruits and vegetables trends are more pronounced.<text:s/></text:p>
      <text:p text:style-name="Normal">It is also essential to focus on improving quality control for items with high return rates, such as snacks, to enhance customer satisfaction.</text:p>
      <text:p text:style-name="Normal">Sharing best practices from top-performing outlets with those underperforming can facilitate operational improvements and drive overall business success.<text:s/></text:p>
      <text:p text:style-name="Normal">Establishment Year Recommendation:</text:p>
      <text:list text:style-name="LFO2" text:continue-numbering="true">
        <text:list-item>
          <text:p text:style-name="P24">Analyze External Factors: Investigate economic, industry, or company specific events that could explain the significant drops in 1998.</text:p>
        </text:list-item>
        <text:list-item>
          <text:p text:style-name="P25">Market Research: Look into consumer behaviour and competition during these periods. Were there changes in preferences or market shift.</text:p>
        </text:list-item>
        <text:list-item>
          <text:p text:style-name="P26">Sustainability strategies: develop strategies to maintain sale after periods of recovery, such as loyalty programs, better product placement, or pricing adjustments.</text:p>
        </text:list-item>
        <text:list-item>
          <text:p text:style-name="P27">Monitor trends: use predictive models to forecast future trends and prevent large fluctuations.</text:p>
        </text:list-item>
      </text:list>
      <text:p text:style-name="Normal">By adopting these recommendations,<text:s/>BigMart<text:s/>can navigate the complexities of the<text:s/>sale<text:s/>landscape more effectively, ensuring sustainable growth and profitabilit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p</meta:initial-creator>
    <dc:creator>Hp</dc:creator>
    <meta:creation-date>2025-01-03T08:36:00Z</meta:creation-date>
    <dc:date>2025-01-03T10:29:00Z</dc:date>
    <meta:template xlink:href="Normal" xlink:type="simple"/>
    <meta:editing-cycles>1</meta:editing-cycles>
    <meta:editing-duration>PT6660S</meta:editing-duration>
    <meta:document-statistic meta:page-count="3" meta:paragraph-count="9" meta:word-count="677" meta:character-count="4532" meta:row-count="32" meta:non-whitespace-character-count="3864"/>
  </office:meta>
</office:document-meta>
</file>